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Mangal1" svg:font-family="Mangal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043c2"/>
    </style:style>
    <style:style style:name="P2" style:family="paragraph" style:parent-style-name="Standard">
      <style:text-properties officeooo:rsid="000043c2" officeooo:paragraph-rsid="000043c2"/>
    </style:style>
    <style:style style:name="P3" style:family="paragraph" style:parent-style-name="Standard">
      <style:text-properties officeooo:rsid="00005d24" officeooo:paragraph-rsid="000043c2"/>
    </style:style>
    <style:style style:name="P4" style:family="paragraph" style:parent-style-name="Standard">
      <style:text-properties officeooo:paragraph-rsid="00005d24"/>
    </style:style>
    <style:style style:name="P5" style:family="paragraph" style:parent-style-name="Standard" style:list-style-name="L1">
      <style:text-properties fo:font-size="13pt" officeooo:rsid="00005d24" officeooo:paragraph-rsid="00005d24" style:font-size-asian="13pt" style:font-size-complex="13pt"/>
    </style:style>
    <style:style style:name="P6" style:family="paragraph" style:parent-style-name="Standard" style:list-style-name="L1">
      <style:text-properties fo:font-size="13pt" officeooo:rsid="00012273" officeooo:paragraph-rsid="00012273" style:font-size-asian="13pt" style:font-size-complex="13pt"/>
    </style:style>
    <style:style style:name="P7" style:family="paragraph" style:parent-style-name="Standard" style:list-style-name="WWNum2">
      <loext:graphic-properties draw:fill="solid" draw:fill-color="#ffffff"/>
      <style:paragraph-properties fo:margin-top="0cm" fo:margin-bottom="0cm" loext:contextual-spacing="false" fo:line-height="100%" fo:background-color="#ffffff"/>
      <style:text-properties officeooo:paragraph-rsid="000043c2"/>
    </style:style>
    <style:style style:name="P8" style:family="paragraph" style:parent-style-name="Standard" style:list-style-name="WWNum2">
      <loext:graphic-properties draw:fill="solid" draw:fill-color="#ffffff"/>
      <style:paragraph-properties fo:margin-top="0.106cm" fo:margin-bottom="0cm" loext:contextual-spacing="false" fo:line-height="100%" fo:background-color="#ffffff"/>
      <style:text-properties officeooo:paragraph-rsid="000043c2"/>
    </style:style>
    <style:style style:name="P9" style:family="paragraph" style:parent-style-name="Standard" style:list-style-name="WWNum2">
      <loext:graphic-properties draw:fill="solid" draw:fill-color="#ffffff"/>
      <style:paragraph-properties fo:margin-top="0.106cm" fo:margin-bottom="0.494cm" loext:contextual-spacing="false" fo:line-height="100%" fo:background-color="#ffffff"/>
      <style:text-properties officeooo:paragraph-rsid="000043c2"/>
    </style:style>
    <style:style style:name="P10" style:family="paragraph" style:parent-style-name="Standard" style:master-page-name="Standard">
      <style:paragraph-properties style:page-number="auto"/>
      <style:text-properties officeooo:paragraph-rsid="000043c2"/>
    </style:style>
    <style:style style:name="P11" style:family="paragraph" style:parent-style-name="List_20_Paragraph" style:list-style-name="WWNum1">
      <style:text-properties officeooo:paragraph-rsid="000043c2"/>
    </style:style>
    <style:style style:name="P12" style:family="paragraph" style:parent-style-name="List_20_Paragraph" style:list-style-name="WWNum2">
      <style:text-properties officeooo:paragraph-rsid="000043c2"/>
    </style:style>
    <style:style style:name="P13" style:family="paragraph" style:parent-style-name="List_20_Paragraph">
      <style:text-properties fo:font-size="12pt" officeooo:paragraph-rsid="000043c2" style:font-size-asian="12pt" style:font-size-complex="16pt"/>
    </style:style>
    <style:style style:name="P14" style:family="paragraph" style:parent-style-name="List_20_Paragraph" style:list-style-name="WWNum3">
      <style:text-properties officeooo:paragraph-rsid="000043c2"/>
    </style:style>
    <style:style style:name="P15" style:family="paragraph" style:parent-style-name="List_20_Paragraph" style:list-style-name="WWNum4">
      <style:text-properties officeooo:paragraph-rsid="000043c2"/>
    </style:style>
    <style:style style:name="T1" style:family="text">
      <style:text-properties fo:font-size="12pt" style:font-size-asian="12pt" style:font-size-complex="16pt"/>
    </style:style>
    <style:style style:name="T2" style:family="text">
      <style:text-properties fo:font-size="12pt" officeooo:rsid="000043c2" style:font-size-asian="12pt" style:font-size-complex="16pt"/>
    </style:style>
    <style:style style:name="T3" style:family="text">
      <style:text-properties fo:font-size="12pt" officeooo:rsid="00005d24" style:font-size-asian="12pt" style:font-size-complex="16pt"/>
    </style:style>
    <style:style style:name="T4" style:family="text">
      <style:text-properties fo:font-size="12pt" officeooo:rsid="00019f89" style:font-size-asian="12pt" style:font-size-complex="16pt"/>
    </style:style>
    <style:style style:name="T5" style:family="text">
      <style:text-properties fo:font-size="12pt" fo:font-weight="bold" style:font-size-asian="12pt" style:font-weight-asian="bold" style:font-size-complex="16pt" style:font-weight-complex="bold"/>
    </style:style>
    <style:style style:name="T6" style:family="text">
      <style:text-properties fo:font-size="12pt" fo:language="en" fo:country="US" fo:font-weight="bold" style:font-size-asian="12pt" style:font-weight-asian="bold" style:font-size-complex="16pt" style:font-weight-complex="bold"/>
    </style:style>
    <style:style style:name="T7" style:family="text">
      <style:text-properties fo:font-size="12pt" fo:language="en" fo:country="US" style:font-size-asian="12pt" style:font-size-complex="16pt"/>
    </style:style>
    <style:style style:name="T8" style:family="text">
      <style:text-properties fo:font-size="12pt" fo:language="en" fo:country="US" officeooo:rsid="000043c2" style:font-size-asian="12pt" style:font-size-complex="16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00043c2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019f89" style:font-size-asian="16pt" style:font-weight-asian="bold" style:font-size-complex="16pt" style:font-weight-complex="bold"/>
    </style:style>
    <style:style style:name="T12" style:family="text">
      <style:text-properties style:font-name="Calibri" fo:font-size="12pt" style:font-size-asian="12pt" style:font-size-complex="16pt"/>
    </style:style>
    <style:style style:name="T13" style:family="text">
      <style:text-properties fo:color="#24292e" style:font-name="Calibri" fo:font-size="12pt" style:font-name-asian="Times New Roman" style:font-size-asian="12pt" style:language-asian="it" style:country-asian="IT" style:font-name-complex="Segoe UI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9">Use Case </text:span><text:span text:style-name="T11">3</text:span><text:span text:style-name="T9">: </text:span><text:span text:style-name="T10">Multiplayer in rete</text:span></text:p>
      <text:p text:style-name="P1"><text:span text:style-name="T5">Scope</text:span><text:span text:style-name="T1">: </text:span><text:span text:style-name="T2">Giocare una partita di Risiko in rete</text:span></text:p>
      <text:p text:style-name="P1"><text:span text:style-name="T6">Level</text:span><text:span text:style-name="T7">: User</text:span></text:p>
      <text:p text:style-name="P1"><text:span text:style-name="T6">Primary Actor</text:span><text:span text:style-name="T7">: Player</text:span><text:span text:style-name="T8">s</text:span></text:p>
      <text:p text:style-name="P1"><text:span text:style-name="T6">Stakeholders and Interests</text:span><text:span text:style-name="T7">:</text:span></text:p>
      <text:list xml:id="list9394680" text:style-name="WWNum1">
        <text:list-item>
          <text:p text:style-name="P11"><text:span text:style-name="T1">Players</text:span></text:p>
        </text:list-item>
      </text:list>
      <text:p text:style-name="P1"><text:span text:style-name="T5">Preconditions</text:span><text:span text:style-name="T1">: </text:span><text:span text:style-name="T2">I giocatori devono essere connessi alla stessa rete locale.</text:span></text:p>
      <text:p text:style-name="P2"><text:span text:style-name="T1"/></text:p>
      <text:p text:style-name="P1"><text:span text:style-name="T5">Postconditions</text:span><text:span text:style-name="T1">: </text:span><text:span text:style-name="T3">Al raggiungimento d</text:span><text:span text:style-name="T4">ell’obiettivo di un giocatore,</text:span><text:span text:style-name="T3"> client e server terminano la connessione.</text:span></text:p>
      <text:p text:style-name="P1"><text:span text:style-name="T3"/></text:p>
      <text:p text:style-name="P1"><text:span text:style-name="T5">Main Success Scenario</text:span><text:span text:style-name="T1">:</text:span></text:p>
      <text:p text:style-name="P3"><text:span text:style-name="T1"/></text:p>
      <text:list xml:id="list4092811746" text:style-name="L1">
        <text:list-item>
          <text:p text:style-name="P5">Il Player ospitante (Server) attiva una stanza di gioco e vi si registra.</text:p>
        </text:list-item>
        <text:list-item>
          <text:p text:style-name="P5">Gli altri Player (Client) si registrano presso la stanza di gioco del Player Server.</text:p>
        </text:list-item>
        <text:list-item>
          <text:p text:style-name="P5">Il Player Server accetta le registrazioni e avvia la partita.</text:p>
        </text:list-item>
        <text:list-item>
          <text:p text:style-name="P5">I Player Client, una volta accettati, entrano nella partita.</text:p>
        </text:list-item>
        <text:list-item>
          <text:p text:style-name="P6">Ciascun Player gioca il suo turno (Rinforzo – Attacco - Spostamento) e al termine il comando è passato al Player successivo.</text:p>
        </text:list-item>
        <text:list-item>
          <text:p text:style-name="P6">Al raggiungimento di un obiettivo da parte di un Player è visualizzato un messaggio al vincitore e il gioco termina.</text:p>
        </text:list-item>
      </text:list>
      <text:p text:style-name="P4"><text:span text:style-name="T1"/></text:p>
      <text:p text:style-name="P1"><text:span text:style-name="T5">Estensioni</text:span><text:span text:style-name="T1">:</text:span></text:p>
      <text:list xml:id="list3927694889" text:style-name="WWNum3">
        <text:list-header>
          <text:p text:style-name="P14"><text:span text:style-name="T1"/></text:p>
        </text:list-header>
      </text:list>
      <text:p text:style-name="P1"><text:span text:style-name="T5">Requisiti speciali</text:span><text:span text:style-name="T1">: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Mangal1" svg:font-family="Mangal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4573230181" style:display-name="3457323018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5529777411" style:display-name="255297774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563294101" style:display-name="1856329410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4_274216091" style:display-name="427421609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4294446381" style:display-name="3429444638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20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3_8339042981" style:display-name="3833904298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21-05-04T09:57:23.502000000</dc:date>
    <meta:editing-duration>P4DT23H58M27S</meta:editing-duration>
    <meta:editing-cycles>1</meta:editing-cycles>
    <meta:document-statistic meta:table-count="0" meta:image-count="0" meta:object-count="0" meta:page-count="1" meta:paragraph-count="17" meta:word-count="145" meta:character-count="906" meta:non-whitespace-character-count="784"/>
  </office:meta>
</office:document-meta>
</file>